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91cm"/>
    </style:style>
    <style:style style:name="co2" style:family="table-column">
      <style:table-column-properties fo:break-before="auto" style:column-width="3.651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561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2.064cm"/>
    </style:style>
    <style:style style:name="co8" style:family="table-column">
      <style:table-column-properties fo:break-before="auto" style:column-width="1.296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6.033cm"/>
    </style:style>
    <style:style style:name="co14" style:family="table-column">
      <style:table-column-properties fo:break-before="auto" style:column-width="4.71cm"/>
    </style:style>
    <style:style style:name="co15" style:family="table-column">
      <style:table-column-properties fo:break-before="auto" style:column-width="3.863cm"/>
    </style:style>
    <style:style style:name="co16" style:family="table-column">
      <style:table-column-properties fo:break-before="auto" style:column-width="4.524cm"/>
    </style:style>
    <style:style style:name="co17" style:family="table-column">
      <style:table-column-properties fo:break-before="auto" style:column-width="1.852cm"/>
    </style:style>
    <style:style style:name="co18" style:family="table-column">
      <style:table-column-properties fo:break-before="auto" style:column-width="5.318cm"/>
    </style:style>
    <style:style style:name="co19" style:family="table-column">
      <style:table-column-properties fo:break-before="auto" style:column-width="4.773cm"/>
    </style:style>
    <style:style style:name="co20" style:family="table-column">
      <style:table-column-properties fo:break-before="auto" style:column-width="7.761cm"/>
    </style:style>
    <style:style style:name="co21" style:family="table-column">
      <style:table-column-properties fo:break-before="auto" style:column-width="6.879cm"/>
    </style:style>
    <style:style style:name="co22" style:family="table-column">
      <style:table-column-properties fo:break-before="auto" style:column-width="2.699cm"/>
    </style:style>
    <style:style style:name="co23" style:family="table-column">
      <style:table-column-properties fo:break-before="auto" style:column-width="3.043cm"/>
    </style:style>
    <style:style style:name="co24" style:family="table-column">
      <style:table-column-properties fo:break-before="auto" style:column-width="3.149cm"/>
    </style:style>
    <style:style style:name="co25" style:family="table-column">
      <style:table-column-properties fo:break-before="auto" style:column-width="2.963cm"/>
    </style:style>
    <style:style style:name="co26" style:family="table-column">
      <style:table-column-properties fo:break-before="auto" style:column-width="3.752cm"/>
    </style:style>
    <style:style style:name="co27" style:family="table-column">
      <style:table-column-properties fo:break-before="auto" style:column-width="2.223cm"/>
    </style:style>
    <style:style style:name="co28" style:family="table-column">
      <style:table-column-properties fo:break-before="auto" style:column-width="2.196cm"/>
    </style:style>
    <style:style style:name="co29" style:family="table-column">
      <style:table-column-properties fo:break-before="auto" style:column-width="2.51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none" fo:border-right="none" fo:border-top="none" style:vertical-align="automatic"/>
      <style:text-properties fo:color="#000000"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order-bottom="none" fo:background-color="#ffcc00" style:cell-protect="protected" style:print-content="true" fo:border-left="none" fo:border-right="0.002cm solid #000000" fo:border-top="none" style:vertical-align="automatic"/>
      <style:text-properties fo:color="#000000" style:font-name="Calibri" style:font-name-asian="Calibri" style:font-name-complex="Calibri"/>
    </style:style>
    <style:style style:name="ce3" style:family="table-cell" style:parent-style-name="Excel_20_Built-in_20_Normal" style:data-style-name="N8000">
      <style:table-cell-properties fo:border-bottom="none" fo:background-color="#00ff66" style:cell-protect="protected" style:print-content="true" fo:border-left="none" fo:border-right="0.002cm solid #000000" fo:border-top="none" style:vertical-align="automatic"/>
      <style:text-properties fo:color="#000000" style:font-name="Calibri" style:font-name-asian="Calibri" style:font-name-complex="Calibri"/>
    </style:style>
    <style:style style:name="ce4" style:family="table-cell" style:parent-style-name="Excel_20_Built-in_20_Normal" style:data-style-name="N8000">
      <style:table-cell-properties fo:border-bottom="none" fo:background-color="#cccccc" style:cell-protect="protected" style:print-content="true" fo:border-left="none" fo:border-right="0.002cm solid #000000" fo:border-top="none" style:vertical-align="automatic"/>
      <style:text-properties fo:color="#000000"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fo:border-bottom="none" fo:background-color="#3399ff" style:cell-protect="protected" style:print-content="true" fo:border-left="none" fo:border-right="0.002cm solid #000000" fo:border-top="none" style:vertical-align="automatic"/>
      <style:text-properties fo:color="#000000" style:font-name="Calibri" style:font-name-asian="Calibri" style:font-name-complex="Calibri"/>
    </style:style>
    <style:style style:name="ce6" style:family="table-cell" style:parent-style-name="Excel_20_Built-in_20_Normal" style:data-style-name="N8000">
      <style:table-cell-properties fo:border-bottom="none" fo:background-color="#cc9966" style:cell-protect="protected" style:print-content="true" fo:border-left="none" fo:border-right="0.002cm solid #000000" fo:border-top="none" style:vertical-align="automatic"/>
      <style:text-properties fo:color="#000000" style:font-name="Calibri" style:font-name-asian="Calibri" style:font-name-complex="Calibri"/>
    </style:style>
    <style:style style:name="ce7" style:family="table-cell" style:parent-style-name="Excel_20_Built-in_20_Normal" style:data-style-name="N8000">
      <style:table-cell-properties fo:border-bottom="none" fo:background-color="#cc99ff" style:cell-protect="protected" style:print-content="true" fo:border-left="none" fo:border-right="0.002cm solid #000000" fo:border-top="none" style:vertical-align="automatic"/>
      <style:text-properties fo:color="#000000" style:font-name="Calibri" style:font-name-asian="Calibri" style:font-name-complex="Calibri"/>
    </style:style>
    <style:style style:name="ce8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none" fo:border-right="0.002cm solid #000000" fo:border-top="none" style:vertical-align="automatic"/>
      <style:text-properties fo:color="#000000" style:font-name="Calibri" style:font-name-asian="Calibri" style:font-name-complex="Calibri"/>
    </style:style>
    <style:style style:name="ce9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10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2cm solid #000000" fo:border-right="none" fo:border-top="none" style:vertical-align="automatic"/>
      <style:text-properties fo:color="#000000" style:font-name="Calibri" style:font-name-asian="Calibri" style:font-name-complex="Calibri"/>
    </style:style>
    <style:style style:name="ce11" style:family="table-cell" style:parent-style-name="Default" style:data-style-name="N0"/>
    <style:style style:name="ce12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none" fo:border-right="0.002cm solid #000000" fo:border-top="none" style:vertical-align="automatic"/>
      <style:text-properties fo:color="#000000" style:font-name="Calibri" style:font-name-asian="Calibri" style:font-name-complex="Calibri"/>
    </style:style>
    <style:style style:name="ce13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fo:color="#000000"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st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2" table:default-cell-style-name="ce9"/>
        <table:table-column table:style-name="co4" table:number-columns-repeated="5" table:default-cell-style-name="ce9"/>
        <table:table-column table:style-name="co10" table:number-columns-repeated="6" table:default-cell-style-name="ce9"/>
        <table:table-column table:style-name="co11" table:number-columns-repeated="998" table:default-cell-style-name="ce9"/>
        <table:table-column table:style-name="co11" table:number-columns-repeated="4" table:default-cell-style-name="ce11"/>
        <table:table-column table:style-name="co12" table:default-cell-style-name="ce11"/>
        <table:table-row table:style-name="ro1">
          <table:table-cell table:style-name="ce1" office:value-type="string">
            <text:p>from/t0</text:p>
          </table:table-cell>
          <table:table-cell table:style-name="ce1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ce1" office:value-type="string">
            <text:p>pc_machine</text:p>
          </table:table-cell>
          <table:table-cell table:style-name="ce1" office:value-type="string">
            <text:p>pc_city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arid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desert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savannah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sandsea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mesa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oasis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geocrystalline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c_continenta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c_oce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c_mangrov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c_hajung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c_tropica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c_desertisland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c_lu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c_margina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pc_frozen_deser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pc_stepp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pc_hadeser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pc_antarctic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pc_tundr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pc_alp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pc_arctic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pc_swamp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pc_cascadian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pc_geothermal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pc_glacial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pc_subarctic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pc_retinal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pc_marginal_cold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pc_methane</text:p>
          </table:table-cell>
          <table:table-cell table:number-columns-repeated="4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pc_ammonia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pc_irradiated_terrestria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pc_irradiated_margina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pc_nuked</text:p>
          </table:table-cell>
          <table:table-cell table:number-columns-repeated="6" office:value-type="float" office:value="3">
            <text:p>3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pc_gaia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pc_machine</text:p>
          </table:table-cell>
          <table:table-cell table:number-columns-repeated="6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pc_city</text:p>
          </table:table-cell>
          <table:table-cell table:number-columns-repeated="6"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pc_barren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pc_barren_cold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pc_toxic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pc_frozen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pc_molten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pc_hothouse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pc_geometallic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pc_geoplastic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pc_geomorteus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pc_greenhouse_hot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style-name="Default" table:number-columns-repeated="1014"/>
        </table:table-row>
        <table:table-row table:style-name="ro1">
          <table:table-cell table:style-name="ce8" office:value-type="string">
            <text:p>pc_greenhouse_cold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style-name="Default" table:number-columns-repeated="1014"/>
        </table:table-row>
        <table:table-row table:style-name="ro1" table:number-rows-repeated="2">
          <table:table-cell table:style-name="Default"/>
          <table:table-cell table:style-name="ce10"/>
          <table:table-cell table:number-columns-repeated="1022"/>
        </table:table-row>
        <table:table-row table:style-name="ro1" table:number-rows-repeated="4">
          <table:table-cell table:style-name="ce8"/>
          <table:table-cell table:style-name="ce10"/>
          <table:table-cell table:number-columns-repeated="1022"/>
        </table:table-row>
        <table:table-row table:style-name="ro1" table:number-rows-repeated="94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chs" table:style-name="ta1">
        <table:table-column table:style-name="co13" table:default-cell-style-name="ce9"/>
        <table:table-column table:style-name="co14" table:number-columns-repeated="2" table:default-cell-style-name="ce9"/>
        <table:table-column table:style-name="co15" table:number-columns-repeated="2" table:default-cell-style-name="ce9"/>
        <table:table-column table:style-name="co6" table:default-cell-style-name="ce9"/>
        <table:table-column table:style-name="co7" table:default-cell-style-name="ce9"/>
        <table:table-column table:style-name="co15" table:default-cell-style-name="ce9"/>
        <table:table-column table:style-name="co14" table:number-columns-repeated="2" table:default-cell-style-name="ce9"/>
        <table:table-column table:style-name="co4" table:number-columns-repeated="5" table:default-cell-style-name="ce9"/>
        <table:table-column table:style-name="co10" table:number-columns-repeated="6" table:default-cell-style-name="ce9"/>
        <table:table-column table:style-name="co11" table:number-columns-repeated="998" table:default-cell-style-name="ce9"/>
        <table:table-column table:style-name="co11" table:number-columns-repeated="4" table:default-cell-style-name="ce11"/>
        <table:table-column table:style-name="co12" table:default-cell-style-name="ce11"/>
        <table:table-row table:style-name="ro1">
          <table:table-cell table:style-name="ce12" office:value-type="string">
            <text:p>from/t0</text:p>
          </table:table-cell>
          <table:table-cell table:style-name="ce13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office:value-type="string">
            <text:p>pc_machine</text:p>
          </table:table-cell>
          <table:table-cell office:value-type="string">
            <text:p>pc_city</text:p>
          </table:table-cell>
          <table:table-cell table:style-name="ce1" table:number-columns-repeated="11"/>
          <table:table-cell table:number-columns-repeated="1003"/>
        </table:table-row>
        <table:table-row table:style-name="ro1">
          <table:table-cell office:value-type="string">
            <text:p>pc_arid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desert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savannah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sandsea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mesa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oasis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geocrystallin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continent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ocean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mangrov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hajungl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tropic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desertislands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retin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lush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margin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frozen_desert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stepp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hadesert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antarctic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tundra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alpin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arctic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swamp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cascadian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geotherm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glaci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subarctic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marginal_cold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methane</text:p>
          </table:table-cell>
          <table:table-cell table:number-columns-repeated="2"/>
          <table:table-cell table:number-columns-repeated="2" office:value-type="string">
            <text:p>tech_climate_restoration</text:p>
          </table:table-cell>
          <table:table-cell office:value-type="string">
            <text:p>tech_terrestrial_sculpting</text:p>
          </table:table-cell>
          <table:table-cell office:value-type="string">
            <text:p>tech_climate_restoration</text:p>
          </table:table-cell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ammonia</text:p>
          </table:table-cell>
          <table:table-cell table:number-columns-repeated="2"/>
          <table:table-cell table:number-columns-repeated="3" office:value-type="string">
            <text:p>tech_climate_restoration</text:p>
          </table:table-cell>
          <table:table-cell office:value-type="string">
            <text:p>tech_terrestrial_sculpting</text:p>
          </table:table-cell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nuked</text:p>
          </table:table-cell>
          <table:table-cell table:number-columns-repeated="6" office:value-type="string">
            <text:p>tech_climate_restoration</text:p>
          </table:table-cell>
          <table:table-cell/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gaia</text:p>
          </table:table-cell>
          <table:table-cell table:number-columns-repeated="6"/>
          <table:table-cell office:value-type="string">
            <text:p>tech_terrestrial_sculpting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machine</text:p>
          </table:table-cell>
          <table:table-cell table:number-columns-repeated="6" office:value-type="string">
            <text:p>tech_climate_restoration</text:p>
          </table:table-cell>
          <table:table-cell office:value-type="string">
            <text:p>ap_world_shaper</text:p>
          </table:table-cell>
          <table:table-cell office:value-type="string">
            <text:p>tech_terrestrial_sculpting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city</text:p>
          </table:table-cell>
          <table:table-cell table:number-columns-repeated="6" office:value-type="string">
            <text:p>tech_climate_restoration</text:p>
          </table:table-cell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tech_terrestrial_sculpting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pc_barren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pc_barren_cold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pc_toxic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pc_frozen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pc_molten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pc_hothouse</text:p>
          </table:table-cell>
          <table:table-cell table:number-columns-repeated="2" office:value-type="string">
            <text:p>tech_climate_restoration</text:p>
          </table:table-cell>
          <table:table-cell table:number-columns-repeated="4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pc_geometallic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pc_geoplastic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pc_geomorteus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irradiated_terrestrial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pc_irradiated_marginal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greenhouse_hot</text:p>
          </table:table-cell>
          <table:table-cell table:number-columns-repeated="2" office:value-type="string">
            <text:p>tech_climate_restoration</text:p>
          </table:table-cell>
          <table:table-cell table:number-columns-repeated="4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greenhouse_cold</text:p>
          </table:table-cell>
          <table:table-cell table:number-columns-repeated="2"/>
          <table:table-cell table:number-columns-repeated="2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 table:number-rows-repeated="952">
          <table:table-cell table:style-name="ce8"/>
          <table:table-cell table:number-columns-repeated="1023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erties" table:style-name="ta1"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4" table:number-columns-repeated="10" table:default-cell-style-name="ce9"/>
        <table:table-column table:style-name="co10" table:number-columns-repeated="9" table:default-cell-style-name="ce9"/>
        <table:table-column table:style-name="co11" table:number-columns-repeated="997" table:default-cell-style-name="ce9"/>
        <table:table-column table:style-name="co12" table:default-cell-style-name="ce11"/>
        <table:table-column table:style-name="co12" table:default-cell-style-name="Default"/>
        <table:table-row table:style-name="ro1">
          <table:table-cell table:style-name="ce12"/>
          <table:table-cell table:style-name="ce1" office:value-type="string">
            <text:p>habitable</text:p>
          </table:table-cell>
          <table:table-cell table:style-name="ce1" office:value-type="string">
            <text:p>planetary_diversity_enabled</text:p>
          </table:table-cell>
          <table:table-cell table:style-name="ce1" office:value-type="string">
            <text:p>cgm_new_worlds_enabled</text:p>
          </table:table-cell>
          <table:table-cell table:style-name="ce1" office:value-type="string">
            <text:p>cgm_uninhabitable_terraforming_conditions</text:p>
          </table:table-cell>
          <table:table-cell table:style-name="ce1" office:value-type="string">
            <text:p>cgm_regular_terraforming_conditions</text:p>
          </table:table-cell>
          <table:table-cell table:style-name="ce1" table:number-columns-repeated="19"/>
          <table:table-cell table:number-columns-repeated="999"/>
        </table:table-row>
        <table:table-row table:style-name="ro1">
          <table:table-cell office:value-type="string">
            <text:p>pc_arid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desert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savannah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sandsea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mesa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oasis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geocrystallin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continental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ocean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mangrove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hajungle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tropical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desertislands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retinal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lush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marginal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frozen_desert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steppe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hadesert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antarctic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tundra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alpine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arctic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swamp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cascadian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geothermal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glacial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subarctic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marginal_cold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c_methane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c_ammonia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pc_irradiated_terrestrial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pc_irradiated_marginal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c_nuked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c_gaia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machine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city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barren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yes</text:p>
          </table:table-cell>
          <table:table-cell table:style-name="ce11"/>
          <table:table-cell table:number-columns-repeated="1018"/>
        </table:table-row>
        <table:table-row table:style-name="ro1">
          <table:table-cell office:value-type="string">
            <text:p>pc_barren_cold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yes</text:p>
          </table:table-cell>
          <table:table-cell table:style-name="ce11"/>
          <table:table-cell table:number-columns-repeated="1018"/>
        </table:table-row>
        <table:table-row table:style-name="ro1">
          <table:table-cell office:value-type="string">
            <text:p>pc_toxic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yes</text:p>
          </table:table-cell>
          <table:table-cell table:style-name="ce11"/>
          <table:table-cell table:number-columns-repeated="1018"/>
        </table:table-row>
        <table:table-row table:style-name="ro1">
          <table:table-cell office:value-type="string">
            <text:p>pc_frozen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yes</text:p>
          </table:table-cell>
          <table:table-cell table:style-name="ce11"/>
          <table:table-cell table:number-columns-repeated="1018"/>
        </table:table-row>
        <table:table-row table:style-name="ro1">
          <table:table-cell office:value-type="string">
            <text:p>pc_molten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yes</text:p>
          </table:table-cell>
          <table:table-cell table:style-name="ce11"/>
          <table:table-cell table:number-columns-repeated="1018"/>
        </table:table-row>
        <table:table-row table:style-name="ro1">
          <table:table-cell office:value-type="string">
            <text:p>pc_hothous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>
            <text:p>pc_geometallic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>
            <text:p>pc_geoplastic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>
            <text:p>pc_geomorteus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>
            <text:p>pc_greenhouse_cold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>
            <text:p>pc_greenhouse_hot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 table:number-rows-repeated="942">
          <table:table-cell table:style-name="ce8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tegories" table:style-name="ta1"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10" table:number-columns-repeated="12" table:default-cell-style-name="ce9"/>
        <table:table-column table:style-name="co11" table:number-columns-repeated="998" table:default-cell-style-name="ce9"/>
        <table:table-column table:style-name="co11" table:number-columns-repeated="4" table:default-cell-style-name="ce11"/>
        <table:table-column table:style-name="co12" table:default-cell-style-name="ce11"/>
        <table:table-column table:style-name="co12" table:default-cell-style-name="Default"/>
        <table:table-row table:style-name="ro1">
          <table:table-cell table:style-name="ce1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office:value-type="string">
            <text:p>pc_machine</text:p>
          </table:table-cell>
          <table:table-cell table:style-name="ce1" office:value-type="string">
            <text:p>pc_city</text:p>
          </table:table-cell>
          <table:table-cell table:style-name="ce1" table:number-columns-repeated="11"/>
          <table:table-cell table:number-columns-repeated="1004"/>
        </table:table-row>
        <table:table-row table:style-name="ro1">
          <table:table-cell office:value-type="string">
            <text:p>pc_arid</text:p>
          </table:table-cell>
          <table:table-cell office:value-type="string">
            <text:p>pc_continental</text:p>
          </table:table-cell>
          <table:table-cell office:value-type="string">
            <text:p>pc_frozen_desert</text:p>
          </table:table-cell>
          <table:table-cell office:value-type="string">
            <text:p>pc_arctic</text:p>
          </table:table-cell>
          <table:table-cell office:value-type="string">
            <text:p>pc_methane</text:p>
          </table:table-cell>
          <table:table-cell office:value-type="string">
            <text:p>pc_ammonia</text:p>
          </table:table-cell>
          <table:table-cell office:value-type="string">
            <text:p>pc_gaia</text:p>
          </table:table-cell>
          <table:table-cell office:value-type="string">
            <text:p>pc_machine</text:p>
          </table:table-cell>
          <table:table-cell office:value-type="string">
            <text:p>pc_city</text:p>
          </table:table-cell>
          <table:table-cell table:style-name="ce1"/>
          <table:table-cell table:number-columns-repeated="1014"/>
        </table:table-row>
        <table:table-row table:style-name="ro1">
          <table:table-cell office:value-type="string">
            <text:p>pc_desert</text:p>
          </table:table-cell>
          <table:table-cell office:value-type="string">
            <text:p>pc_ocean</text:p>
          </table:table-cell>
          <table:table-cell office:value-type="string">
            <text:p>pc_steppe</text:p>
          </table:table-cell>
          <table:table-cell office:value-type="string">
            <text:p>pc_swamp</text:p>
          </table:table-cell>
          <table:table-cell table:number-columns-repeated="1020"/>
        </table:table-row>
        <table:table-row table:style-name="ro1">
          <table:table-cell office:value-type="string">
            <text:p>pc_savannah</text:p>
          </table:table-cell>
          <table:table-cell office:value-type="string">
            <text:p>pc_mangrove</text:p>
          </table:table-cell>
          <table:table-cell office:value-type="string">
            <text:p>pc_hadesert</text:p>
          </table:table-cell>
          <table:table-cell office:value-type="string">
            <text:p>pc_cascadian</text:p>
          </table:table-cell>
          <table:table-cell table:number-columns-repeated="1020"/>
        </table:table-row>
        <table:table-row table:style-name="ro1">
          <table:table-cell office:value-type="string">
            <text:p>pc_sandsea</text:p>
          </table:table-cell>
          <table:table-cell office:value-type="string">
            <text:p>pc_hajungle</text:p>
          </table:table-cell>
          <table:table-cell office:value-type="string">
            <text:p>pc_antarctic</text:p>
          </table:table-cell>
          <table:table-cell office:value-type="string">
            <text:p>pc_geothermal</text:p>
          </table:table-cell>
          <table:table-cell table:number-columns-repeated="1020"/>
        </table:table-row>
        <table:table-row table:style-name="ro1">
          <table:table-cell office:value-type="string">
            <text:p>pc_mesa</text:p>
          </table:table-cell>
          <table:table-cell office:value-type="string">
            <text:p>pc_tropical</text:p>
          </table:table-cell>
          <table:table-cell office:value-type="string">
            <text:p>pc_tundra</text:p>
          </table:table-cell>
          <table:table-cell office:value-type="string">
            <text:p>pc_glacial</text:p>
          </table:table-cell>
          <table:table-cell table:number-columns-repeated="1020"/>
        </table:table-row>
        <table:table-row table:style-name="ro1">
          <table:table-cell office:value-type="string">
            <text:p>pc_oasis</text:p>
          </table:table-cell>
          <table:table-cell office:value-type="string">
            <text:p>pc_desertislands</text:p>
          </table:table-cell>
          <table:table-cell office:value-type="string">
            <text:p>pc_alpine</text:p>
          </table:table-cell>
          <table:table-cell office:value-type="string">
            <text:p>pc_subarctic</text:p>
          </table:table-cell>
          <table:table-cell table:number-columns-repeated="1020"/>
        </table:table-row>
        <table:table-row table:style-name="ro1">
          <table:table-cell office:value-type="string">
            <text:p>pc_geocrystalline</text:p>
          </table:table-cell>
          <table:table-cell office:value-type="string">
            <text:p>pc_lush</text:p>
          </table:table-cell>
          <table:table-cell/>
          <table:table-cell office:value-type="string">
            <text:p>pc_marginal_cold</text:p>
          </table:table-cell>
          <table:table-cell table:number-columns-repeated="1020"/>
        </table:table-row>
        <table:table-row table:style-name="ro1">
          <table:table-cell office:value-type="string">
            <text:p>pc_irradiated_marginal</text:p>
          </table:table-cell>
          <table:table-cell office:value-type="string">
            <text:p>pc_marginal</text:p>
          </table:table-cell>
          <table:table-cell/>
          <table:table-cell office:value-type="string">
            <text:p>pc_retina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c_irradiated_terrestrial</text:p>
          </table:table-cell>
          <table:table-cell table:number-columns-repeated="1022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30">30-06-2018</text:date>, <text:time>16:2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6-30T16:28:27.25</dc:date>
    <meta:editing-cycles>13</meta:editing-cycles>
    <meta:editing-duration>PT3H1M21S</meta:editing-duration>
    <dc:creator>Alexandre Madeira</dc:creator>
    <meta:document-statistic meta:table-count="4" meta:cell-count="1029" meta:object-count="0"/>
  </office:meta>
</office:document-meta>
</file>